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span text:style-name="T2">CODE OPTIMISATION</text:span></text:p>
      <text:p text:style-name="Preformatted_20_Text"><text:span text:style-name="T2"><text:tab/><text:tab/><text:tab/><text:tab/><text:tab/><text:tab/><text:tab/><text:tab/><text:tab/><text:tab/></text:span><text:span text:style-name="T4">Mohammed Farhan</text:span></text:p>
      <text:p text:style-name="Preformatted_20_Text"><text:span text:style-name="T4"><text:tab/><text:tab/><text:tab/><text:tab/><text:tab/><text:tab/><text:tab/><text:tab/><text:tab/><text:tab/>S7CSE-B18 </text:span></text:p>
      <text:p text:style-name="Preformatted_20_Text"/>
      <text:p text:style-name="Preformatted_20_Text"/>
      <text:p text:style-name="Preformatted_20_Text">#include&lt;stdio.h&gt;</text:p>
      <text:p text:style-name="Preformatted_20_Text">#include&lt;math.h&gt;</text:p>
      <text:p text:style-name="Preformatted_20_Text">#include&lt;string.h&gt;</text:p>
      <text:p text:style-name="Preformatted_20_Text"></text:p>
      <text:p text:style-name="Preformatted_20_Text">char S[50],expr[50],expr1[50],post[50],o;</text:p>
      <text:p text:style-name="Preformatted_20_Text">int top,max,n,num=0;</text:p>
      <text:p text:style-name="Preformatted_20_Text">char item,x,y,j,res='0';</text:p>
      <text:p text:style-name="Preformatted_20_Text"></text:p>
      <text:p text:style-name="Preformatted_20_Text">void push(char);</text:p>
      <text:p text:style-name="Preformatted_20_Text">char pop(void);</text:p>
      <text:p text:style-name="Preformatted_20_Text">int ISP(char);</text:p>
      <text:p text:style-name="Preformatted_20_Text">int ICP(char);</text:p>
      <text:p text:style-name="Preformatted_20_Text">int OP(char,int,int);</text:p>
      <text:p text:style-name="Preformatted_20_Text"></text:p>
      <text:p text:style-name="Preformatted_20_Text">struct inter</text:p>
      <text:p text:style-name="Preformatted_20_Text">{</text:p>
      <text:p text:style-name="Preformatted_20_Text"><text:s text:c="2"/>char operator, arg1,arg2,result;</text:p>
      <text:p text:style-name="Preformatted_20_Text">}INTER[10];</text:p>
      <text:p text:style-name="Preformatted_20_Text"></text:p>
      <text:p text:style-name="Preformatted_20_Text">void main()</text:p>
      <text:p text:style-name="Preformatted_20_Text">{ </text:p>
      <text:p text:style-name="Preformatted_20_Text"><text:s text:c="2"/>int i,j,k=0,flag=0,s,limit;</text:p>
      <text:p text:style-name="Preformatted_20_Text"><text:s text:c="2"/>top=-1,max=50;</text:p>
      <text:p text:style-name="Preformatted_20_Text"><text:s text:c="2"/>printf("Enter number of expression\n");</text:p>
      <text:p text:style-name="Preformatted_20_Text"><text:s text:c="2"/>scanf("%d",&amp;limit);</text:p>
      <text:p text:style-name="Preformatted_20_Text"><text:s text:c="2"/>for(s=0;s&lt;limit;s++)</text:p>
      <text:p text:style-name="Preformatted_20_Text"><text:s/>{</text:p>
      <text:p text:style-name="Preformatted_20_Text"><text:tab/></text:p>
      <text:p text:style-name="Preformatted_20_Text"><text:s text:c="2"/>printf("\n Enter the Infix expression : ");</text:p>
      <text:p text:style-name="Preformatted_20_Text"><text:s text:c="2"/>scanf("%s",expr);</text:p>
      <text:p text:style-name="Preformatted_20_Text"></text:p>
      <text:p text:style-name="Preformatted_20_Text"><text:s text:c="2"/>for(i=0;expr[i]!='\0';i++)</text:p>
      <text:p text:style-name="Preformatted_20_Text"><text:s text:c="4"/>{</text:p>
      <text:p text:style-name="Preformatted_20_Text"><text:s text:c="6"/>if(expr[i]=='=')</text:p>
      <text:p text:style-name="Preformatted_20_Text"><text:tab/>break;<text:tab/></text:p>
      <text:p text:style-name="Preformatted_20_Text"><text:s text:c="4"/>}</text:p>
      <text:p text:style-name="Preformatted_20_Text"></text:p>
      <text:p text:style-name="Preformatted_20_Text"><text:s text:c="2"/>if(expr[i]!='=')</text:p>
      <text:p text:style-name="Preformatted_20_Text"><text:s text:c="4"/>strcpy(expr1,expr);</text:p>
      <text:p text:style-name="Preformatted_20_Text"><text:s text:c="2"/>else</text:p>
      <text:p text:style-name="Preformatted_20_Text"><text:s text:c="4"/>{</text:p>
      <text:p text:style-name="Preformatted_20_Text"><text:s text:c="6"/>flag=1;</text:p>
      <text:p text:style-name="Preformatted_20_Text"><text:s text:c="6"/>for(j=i+1;expr[j]!='\0';j++,k++)</text:p>
      <text:p text:style-name="Preformatted_20_Text"><text:tab/>expr1[k]=expr[j];</text:p>
      <text:p text:style-name="Preformatted_20_Text"><text:s text:c="6"/>expr1[k]='\0';</text:p>
      <text:p text:style-name="Preformatted_20_Text"><text:s text:c="4"/>}</text:p>
      <text:p text:style-name="Preformatted_20_Text"><text:s text:c="2"/></text:p>
      <text:p text:style-name="Preformatted_20_Text"><text:s text:c="2"/>for(i=0;expr1[i]!='\0';i++);</text:p>
      <text:p text:style-name="Preformatted_20_Text"><text:s text:c="2"/>expr1[i]=')';</text:p>
      <text:p text:style-name="Preformatted_20_Text"><text:s text:c="2"/>expr1[i+1]='\0';</text:p>
      <text:p text:style-name="Preformatted_20_Text"><text:s text:c="2"/></text:p>
      <text:p text:style-name="Preformatted_20_Text"><text:soft-page-break/><text:s text:c="2"/>push('(');</text:p>
      <text:p text:style-name="Preformatted_20_Text"><text:s text:c="2"/>i=0,j=0;</text:p>
      <text:p text:style-name="Preformatted_20_Text"></text:p>
      <text:p text:style-name="Preformatted_20_Text"><text:s text:c="2"/>while(top&gt;-1)</text:p>
      <text:p text:style-name="Preformatted_20_Text"><text:s text:c="4"/>{</text:p>
      <text:p text:style-name="Preformatted_20_Text"><text:s text:c="6"/>x=pop();</text:p>
      <text:p text:style-name="Preformatted_20_Text"><text:s text:c="6"/>item=expr1[i]; <text:s text:c="2"/></text:p>
      <text:p text:style-name="Preformatted_20_Text"><text:s text:c="6"/></text:p>
      <text:p text:style-name="Preformatted_20_Text"><text:s text:c="6"/>if(isalpha(item))</text:p>
      <text:p text:style-name="Preformatted_20_Text"><text:tab/>{ </text:p>
      <text:p text:style-name="Preformatted_20_Text"><text:tab/> <text:s/>push(x);</text:p>
      <text:p text:style-name="Preformatted_20_Text"><text:tab/> <text:s/>post[j]=item;</text:p>
      <text:p text:style-name="Preformatted_20_Text"><text:tab/> <text:s/>i++,j++;</text:p>
      <text:p text:style-name="Preformatted_20_Text"><text:tab/>}</text:p>
      <text:p text:style-name="Preformatted_20_Text"><text:s text:c="6"/>else if(item==')')</text:p>
      <text:p text:style-name="Preformatted_20_Text"><text:tab/>while(x!='(')</text:p>
      <text:p text:style-name="Preformatted_20_Text"><text:tab/> <text:s/>{</text:p>
      <text:p text:style-name="Preformatted_20_Text"><text:tab/> <text:s text:c="3"/>post[j]=x;</text:p>
      <text:p text:style-name="Preformatted_20_Text"><text:tab/> <text:s text:c="3"/>i++,j++;</text:p>
      <text:p text:style-name="Preformatted_20_Text"><text:tab/> <text:s text:c="3"/>x=pop();</text:p>
      <text:p text:style-name="Preformatted_20_Text"><text:tab/> <text:s/>} </text:p>
      <text:p text:style-name="Preformatted_20_Text"><text:s text:c="6"/>else if((item=='+')||(item=='-')||(item=='*')||(item=='/')||(item=='^')||(item=='('))</text:p>
      <text:p text:style-name="Preformatted_20_Text"><text:tab/>if(ISP(x)&gt;=ICP(item))</text:p>
      <text:p text:style-name="Preformatted_20_Text"><text:tab/> <text:s/>{</text:p>
      <text:p text:style-name="Preformatted_20_Text"><text:tab/> <text:s text:c="3"/>while(ISP(x)&gt;=ICP(item))</text:p>
      <text:p text:style-name="Preformatted_20_Text"><text:tab/> <text:s text:c="5"/>{</text:p>
      <text:p text:style-name="Preformatted_20_Text"><text:tab/><text:tab/>post[j]=x;</text:p>
      <text:p text:style-name="Preformatted_20_Text"><text:tab/><text:tab/>j++;</text:p>
      <text:p text:style-name="Preformatted_20_Text"><text:tab/><text:tab/>x=pop();</text:p>
      <text:p text:style-name="Preformatted_20_Text"><text:tab/> <text:s text:c="5"/>}</text:p>
      <text:p text:style-name="Preformatted_20_Text"><text:tab/> <text:s text:c="3"/>push(x);</text:p>
      <text:p text:style-name="Preformatted_20_Text"><text:tab/> <text:s text:c="3"/>push(item);</text:p>
      <text:p text:style-name="Preformatted_20_Text"><text:tab/> <text:s text:c="3"/>i++;</text:p>
      <text:p text:style-name="Preformatted_20_Text"><text:tab/> <text:s/>}</text:p>
      <text:p text:style-name="Preformatted_20_Text"><text:tab/>else</text:p>
      <text:p text:style-name="Preformatted_20_Text"><text:tab/> <text:s/>{</text:p>
      <text:p text:style-name="Preformatted_20_Text"><text:tab/> <text:s text:c="3"/>push(x);</text:p>
      <text:p text:style-name="Preformatted_20_Text"><text:tab/> <text:s text:c="3"/>push(item);</text:p>
      <text:p text:style-name="Preformatted_20_Text"><text:tab/> <text:s text:c="3"/>i++;</text:p>
      <text:p text:style-name="Preformatted_20_Text"><text:tab/> <text:s/>}<text:tab/> </text:p>
      <text:p text:style-name="Preformatted_20_Text"><text:s text:c="4"/>}</text:p>
      <text:p text:style-name="Preformatted_20_Text"><text:s text:c="2"/>post[j]='\0';</text:p>
      <text:p text:style-name="Preformatted_20_Text"><text:s text:c="2"/>printf("\n The Postfix expression is :- ");</text:p>
      <text:p text:style-name="Preformatted_20_Text"><text:s text:c="2"/>if(flag==1)</text:p>
      <text:p text:style-name="Preformatted_20_Text"><text:s text:c="4"/>printf("%c%s=",expr[0],post);</text:p>
      <text:p text:style-name="Preformatted_20_Text"><text:s text:c="2"/>else</text:p>
      <text:p text:style-name="Preformatted_20_Text"><text:s text:c="4"/>printf("%s",post);</text:p>
      <text:p text:style-name="Preformatted_20_Text"></text:p>
      <text:p text:style-name="Preformatted_20_Text"><text:s text:c="2"/>top=-1; <text:s/></text:p>
      <text:p text:style-name="Preformatted_20_Text"><text:s text:c="2"/>n=0,i=0;</text:p>
      <text:p text:style-name="Preformatted_20_Text"><text:s text:c="2"/></text:p>
      <text:p text:style-name="Preformatted_20_Text"><text:s text:c="2"/>for(i=0;post[i]!='\0';i++);</text:p>
      <text:p text:style-name="Preformatted_20_Text"><text:s text:c="2"/></text:p>
      <text:p text:style-name="Preformatted_20_Text"><text:s text:c="2"/>if(flag==1)</text:p>
      <text:p text:style-name="Preformatted_20_Text"><text:s text:c="4"/>{</text:p>
      <text:p text:style-name="Preformatted_20_Text"><text:s text:c="6"/>push(expr[0]);</text:p>
      <text:p text:style-name="Preformatted_20_Text"><text:s text:c="6"/>post[i]='=';</text:p>
      <text:p text:style-name="Preformatted_20_Text"><text:soft-page-break/><text:s text:c="6"/>post[i+1]='#';</text:p>
      <text:p text:style-name="Preformatted_20_Text"><text:s text:c="6"/>post[i+2]='\0';</text:p>
      <text:p text:style-name="Preformatted_20_Text"><text:s text:c="4"/>}</text:p>
      <text:p text:style-name="Preformatted_20_Text"><text:s text:c="2"/>else</text:p>
      <text:p text:style-name="Preformatted_20_Text"><text:s text:c="4"/>{</text:p>
      <text:p text:style-name="Preformatted_20_Text"><text:s text:c="6"/>post[i]='#';</text:p>
      <text:p text:style-name="Preformatted_20_Text"><text:s text:c="6"/>post[i+1]='\0';</text:p>
      <text:p text:style-name="Preformatted_20_Text"><text:s text:c="4"/>}</text:p>
      <text:p text:style-name="Preformatted_20_Text"></text:p>
      <text:p text:style-name="Preformatted_20_Text"><text:s text:c="2"/>i=0;</text:p>
      <text:p text:style-name="Preformatted_20_Text"><text:s text:c="2"/></text:p>
      <text:p text:style-name="Preformatted_20_Text"><text:s text:c="2"/>while(post[i]!='#')</text:p>
      <text:p text:style-name="Preformatted_20_Text"><text:s text:c="4"/>{</text:p>
      <text:p text:style-name="Preformatted_20_Text"><text:s text:c="6"/>if(isalpha(post[i]))</text:p>
      <text:p text:style-name="Preformatted_20_Text"><text:tab/>{</text:p>
      <text:p text:style-name="Preformatted_20_Text"><text:tab/> <text:s/>push(post[i]);</text:p>
      <text:p text:style-name="Preformatted_20_Text"><text:tab/> <text:s/>i++;</text:p>
      <text:p text:style-name="Preformatted_20_Text"><text:tab/>}</text:p>
      <text:p text:style-name="Preformatted_20_Text"><text:s text:c="6"/>if((post[i]=='+')||(post[i]=='-')||(post[i]=='*')||(post[i]=='/')||(post[i]=='^')||post[i]=='=')</text:p>
      <text:p text:style-name="Preformatted_20_Text"><text:tab/>{</text:p>
      <text:p text:style-name="Preformatted_20_Text"><text:tab/> <text:s/>if(post[i]=='=')</text:p>
      <text:p text:style-name="Preformatted_20_Text"><text:tab/> <text:s text:c="3"/>{</text:p>
      <text:p text:style-name="Preformatted_20_Text"><text:tab/> <text:s text:c="5"/>x=pop();</text:p>
      <text:p text:style-name="Preformatted_20_Text"><text:tab/> <text:s text:c="5"/>y=pop();</text:p>
      <text:p text:style-name="Preformatted_20_Text"><text:tab/> <text:s text:c="5"/>INTER[num].operator=post[i];</text:p>
      <text:p text:style-name="Preformatted_20_Text"><text:tab/> <text:s text:c="5"/>INTER[num].arg1=x;</text:p>
      <text:p text:style-name="Preformatted_20_Text"><text:tab/> <text:s text:c="5"/>INTER[num].arg2=' ';</text:p>
      <text:p text:style-name="Preformatted_20_Text"><text:tab/> <text:s text:c="5"/>INTER[num].result=y;</text:p>
      <text:p text:style-name="Preformatted_20_Text"><text:tab/> <text:s text:c="5"/>num++;</text:p>
      <text:p text:style-name="Preformatted_20_Text"><text:tab/> <text:s text:c="5"/>i++;</text:p>
      <text:p text:style-name="Preformatted_20_Text"><text:tab/> <text:s text:c="3"/>}</text:p>
      <text:p text:style-name="Preformatted_20_Text"><text:tab/> <text:s/>else</text:p>
      <text:p text:style-name="Preformatted_20_Text"><text:tab/> <text:s text:c="3"/>{</text:p>
      <text:p text:style-name="Preformatted_20_Text"><text:tab/> <text:s text:c="5"/>x=pop();<text:tab/><text:tab/><text:tab/> </text:p>
      <text:p text:style-name="Preformatted_20_Text"><text:tab/> <text:s text:c="5"/>y=pop();</text:p>
      <text:p text:style-name="Preformatted_20_Text"><text:tab/> <text:s text:c="5"/>INTER[num].operator=post[i];</text:p>
      <text:p text:style-name="Preformatted_20_Text"><text:tab/> <text:s text:c="5"/>INTER[num].arg1=y;</text:p>
      <text:p text:style-name="Preformatted_20_Text"><text:tab/> <text:s text:c="5"/>INTER[num].arg2=x;</text:p>
      <text:p text:style-name="Preformatted_20_Text"><text:tab/> <text:s text:c="5"/>INTER[num].result=res;</text:p>
      <text:p text:style-name="Preformatted_20_Text"><text:tab/> <text:s text:c="5"/>res++;</text:p>
      <text:p text:style-name="Preformatted_20_Text"><text:tab/> <text:s text:c="5"/>push(INTER[num].result);</text:p>
      <text:p text:style-name="Preformatted_20_Text"><text:tab/> <text:s text:c="5"/>num++;</text:p>
      <text:p text:style-name="Preformatted_20_Text"><text:tab/> <text:s text:c="5"/>i++;</text:p>
      <text:p text:style-name="Preformatted_20_Text"><text:tab/> <text:s text:c="3"/>}</text:p>
      <text:p text:style-name="Preformatted_20_Text"><text:tab/>}</text:p>
      <text:p text:style-name="Preformatted_20_Text"><text:s text:c="4"/>}</text:p>
      <text:p text:style-name="Preformatted_20_Text"><text:s text:c="2"/></text:p>
      <text:p text:style-name="Preformatted_20_Text"></text:p>
      <text:p text:style-name="Preformatted_20_Text"><text:s text:c="2"/>printf("\n Output :\n\n Op\tArg1\tArg2\tResult\n --\t----\t----\t------\n");</text:p>
      <text:p text:style-name="Preformatted_20_Text"><text:s text:c="2"/>for(i=0;i&lt;num;i++)</text:p>
      <text:p text:style-name="Preformatted_20_Text"><text:s text:c="4"/>{ </text:p>
      <text:p text:style-name="Preformatted_20_Text"><text:s text:c="6"/>printf(" %c",INTER[i].operator);</text:p>
      <text:p text:style-name="Preformatted_20_Text"><text:s text:c="6"/>if(isdigit(INTER[i].arg1))</text:p>
      <text:p text:style-name="Preformatted_20_Text"><text:tab/>printf("\tt%c",INTER[i].arg1);</text:p>
      <text:p text:style-name="Preformatted_20_Text"><text:s text:c="6"/>else</text:p>
      <text:p text:style-name="Preformatted_20_Text"><text:tab/>printf("\t%c",INTER[i].arg1);</text:p>
      <text:p text:style-name="Preformatted_20_Text"><text:s text:c="6"/>if(isdigit(INTER[i].arg2))</text:p>
      <text:p text:style-name="Preformatted_20_Text"><text:soft-page-break/><text:tab/>printf("\tt%c",INTER[i].arg2);</text:p>
      <text:p text:style-name="Preformatted_20_Text"><text:s text:c="6"/>else</text:p>
      <text:p text:style-name="Preformatted_20_Text"><text:tab/>printf("\t%c",INTER[i].arg2);</text:p>
      <text:p text:style-name="Preformatted_20_Text"><text:s text:c="6"/>if(isdigit(INTER[i].result))</text:p>
      <text:p text:style-name="Preformatted_20_Text"><text:tab/>printf("\tt%c\n",INTER[i].result);</text:p>
      <text:p text:style-name="Preformatted_20_Text"><text:s text:c="6"/>else</text:p>
      <text:p text:style-name="Preformatted_20_Text"><text:tab/>printf("\t%c\n",INTER[i].result);</text:p>
      <text:p text:style-name="Preformatted_20_Text"><text:s text:c="5"/>}</text:p>
      <text:p text:style-name="Preformatted_20_Text"><text:s text:c="2"/>printf("\n");</text:p>
      <text:p text:style-name="Preformatted_20_Text"></text:p>
      <text:p text:style-name="Preformatted_20_Text"></text:p>
      <text:p text:style-name="Preformatted_20_Text"></text:p>
      <text:p text:style-name="Preformatted_20_Text"><text:s text:c="2"/>for(i=0;i&lt;num;i++)</text:p>
      <text:p text:style-name="Preformatted_20_Text"><text:s text:c="6"/>for(j=i+1;j&lt;num;j++)</text:p>
      <text:p text:style-name="Preformatted_20_Text"><text:tab/>{</text:p>
      <text:p text:style-name="Preformatted_20_Text"><text:tab/> <text:s/>if(INTER[i].operator==INTER[j].operator)</text:p>
      <text:p text:style-name="Preformatted_20_Text"><text:tab/> <text:s text:c="3"/>{</text:p>
      <text:p text:style-name="Preformatted_20_Text"><text:tab/> <text:s text:c="5"/>if(INTER[i].arg1==INTER[j].arg1)</text:p>
      <text:p text:style-name="Preformatted_20_Text"><text:tab/><text:tab/>{</text:p>
      <text:p text:style-name="Preformatted_20_Text"><text:tab/><text:tab/> <text:s/>if(INTER[i].arg2==INTER[j].arg2)</text:p>
      <text:p text:style-name="Preformatted_20_Text"><text:tab/><text:tab/> <text:s text:c="3"/>{</text:p>
      <text:p text:style-name="Preformatted_20_Text"><text:tab/><text:tab/> <text:s text:c="5"/>item=INTER[j].result;</text:p>
      <text:p text:style-name="Preformatted_20_Text"><text:tab/><text:tab/> <text:s text:c="5"/>for(k=j+1;k&lt;num;k++)</text:p>
      <text:p text:style-name="Preformatted_20_Text"><text:tab/><text:tab/><text:tab/>{</text:p>
      <text:p text:style-name="Preformatted_20_Text"><text:tab/><text:tab/><text:tab/> <text:s/>if(INTER[k].arg1==item)</text:p>
      <text:p text:style-name="Preformatted_20_Text"><text:tab/><text:tab/><text:tab/> <text:s text:c="3"/>INTER[k].arg1=INTER[i].result;</text:p>
      <text:p text:style-name="Preformatted_20_Text"><text:tab/><text:tab/><text:tab/> <text:s/>if(INTER[k].arg2==item)</text:p>
      <text:p text:style-name="Preformatted_20_Text"><text:tab/><text:tab/><text:tab/> <text:s text:c="3"/>INTER[k].arg2=INTER[i].result;</text:p>
      <text:p text:style-name="Preformatted_20_Text"><text:tab/><text:tab/><text:tab/>}</text:p>
      <text:p text:style-name="Preformatted_20_Text"><text:tab/><text:tab/> <text:s text:c="5"/>for(k=j;k&lt;num-1;k++)</text:p>
      <text:p text:style-name="Preformatted_20_Text"><text:tab/><text:tab/><text:tab/>{</text:p>
      <text:p text:style-name="Preformatted_20_Text"><text:tab/><text:tab/><text:tab/> <text:s/>INTER[k].operator=INTER[k+1].operator;</text:p>
      <text:p text:style-name="Preformatted_20_Text"><text:tab/><text:tab/><text:tab/> <text:s/>INTER[k].arg1=INTER[k+1].arg1;</text:p>
      <text:p text:style-name="Preformatted_20_Text"><text:tab/><text:tab/><text:tab/> <text:s/>INTER[k].arg2=INTER[k+1].arg2;</text:p>
      <text:p text:style-name="Preformatted_20_Text"><text:tab/><text:tab/><text:tab/> <text:s/>INTER[k].result=INTER[k+1].result;</text:p>
      <text:p text:style-name="Preformatted_20_Text"><text:tab/><text:tab/><text:tab/>}</text:p>
      <text:p text:style-name="Preformatted_20_Text"><text:tab/><text:tab/> <text:s text:c="5"/>num--;</text:p>
      <text:p text:style-name="Preformatted_20_Text"><text:tab/><text:tab/> <text:s text:c="3"/>}</text:p>
      <text:p text:style-name="Preformatted_20_Text"><text:tab/><text:tab/>}</text:p>
      <text:p text:style-name="Preformatted_20_Text"><text:tab/> <text:s text:c="3"/>}</text:p>
      <text:p text:style-name="Preformatted_20_Text"><text:tab/>}</text:p>
      <text:p text:style-name="Preformatted_20_Text"></text:p>
      <text:p text:style-name="Preformatted_20_Text"></text:p>
      <text:p text:style-name="Preformatted_20_Text">for(i=0;i&lt;num;i++)</text:p>
      <text:p text:style-name="Preformatted_20_Text"><text:s text:c="6"/>for(j=i+1;j&lt;num;j++)</text:p>
      <text:p text:style-name="Preformatted_20_Text"><text:tab/>{</text:p>
      <text:p text:style-name="Preformatted_20_Text"><text:tab/> <text:s/>if(INTER[i].operator==INTER[j].operator)</text:p>
      <text:p text:style-name="Preformatted_20_Text"><text:tab/> <text:s text:c="3"/>{</text:p>
      <text:p text:style-name="Preformatted_20_Text"><text:tab/> <text:s text:c="5"/>if(INTER[i].arg1==INTER[j].arg1)</text:p>
      <text:p text:style-name="Preformatted_20_Text"><text:tab/><text:tab/>{</text:p>
      <text:p text:style-name="Preformatted_20_Text"><text:tab/><text:tab/> <text:s/>if(INTER[i].arg2==INTER[j].arg2)</text:p>
      <text:p text:style-name="Preformatted_20_Text"><text:tab/><text:tab/> <text:s text:c="3"/>{</text:p>
      <text:p text:style-name="Preformatted_20_Text"><text:tab/><text:tab/> <text:s text:c="5"/>item=INTER[j].result;</text:p>
      <text:p text:style-name="Preformatted_20_Text"><text:tab/><text:tab/> <text:s text:c="5"/>for(k=j+1;k&lt;num;k++)</text:p>
      <text:p text:style-name="Preformatted_20_Text"><text:tab/><text:tab/><text:tab/>{</text:p>
      <text:p text:style-name="Preformatted_20_Text"><text:tab/><text:tab/><text:tab/> <text:s/>if(INTER[k].arg1==item)</text:p>
      <text:p text:style-name="Preformatted_20_Text"><text:tab/><text:tab/><text:tab/> <text:s text:c="3"/>INTER[k].arg1=INTER[i].result;</text:p>
      <text:p text:style-name="Preformatted_20_Text"><text:tab/><text:tab/><text:tab/> <text:s/>if(INTER[k].arg2==item)</text:p>
      <text:p text:style-name="Preformatted_20_Text"><text:soft-page-break/><text:tab/><text:tab/><text:tab/> <text:s text:c="3"/>INTER[k].arg2=INTER[i].result;</text:p>
      <text:p text:style-name="Preformatted_20_Text"><text:tab/><text:tab/><text:tab/>}</text:p>
      <text:p text:style-name="Preformatted_20_Text"><text:tab/><text:tab/> <text:s text:c="5"/>for(k=j;k&lt;num-1;k++)</text:p>
      <text:p text:style-name="Preformatted_20_Text"><text:tab/><text:tab/><text:tab/>{</text:p>
      <text:p text:style-name="Preformatted_20_Text"><text:tab/><text:tab/><text:tab/> <text:s/>INTER[k].operator=INTER[k+1].operator;</text:p>
      <text:p text:style-name="Preformatted_20_Text"><text:tab/><text:tab/><text:tab/> <text:s/>INTER[k].arg1=INTER[k+1].arg1;</text:p>
      <text:p text:style-name="Preformatted_20_Text"><text:tab/><text:tab/><text:tab/> <text:s/>INTER[k].arg2=INTER[k+1].arg2;</text:p>
      <text:p text:style-name="Preformatted_20_Text"><text:tab/><text:tab/><text:tab/> <text:s/>INTER[k].result=INTER[k+1].result;</text:p>
      <text:p text:style-name="Preformatted_20_Text"><text:tab/><text:tab/><text:tab/>}</text:p>
      <text:p text:style-name="Preformatted_20_Text"><text:tab/><text:tab/> <text:s text:c="5"/>num--;</text:p>
      <text:p text:style-name="Preformatted_20_Text"><text:tab/><text:tab/> <text:s text:c="3"/>}</text:p>
      <text:p text:style-name="Preformatted_20_Text"><text:tab/><text:tab/>}</text:p>
      <text:p text:style-name="Preformatted_20_Text"><text:tab/> <text:s text:c="3"/>}</text:p>
      <text:p text:style-name="Preformatted_20_Text"><text:tab/>}</text:p>
      <text:p text:style-name="Preformatted_20_Text"></text:p>
      <text:p text:style-name="Preformatted_20_Text"><text:s text:c="2"/>printf("\n Optimized Output :\n\n Op\tArg1\tArg2\tResult\n --\t----\t----\t------\n");</text:p>
      <text:p text:style-name="Preformatted_20_Text"><text:s text:c="2"/>for(i=0;i&lt;num;i++)</text:p>
      <text:p text:style-name="Preformatted_20_Text"><text:s text:c="4"/>{</text:p>
      <text:p text:style-name="Preformatted_20_Text"><text:s text:c="6"/>printf(" %c",INTER[i].operator);</text:p>
      <text:p text:style-name="Preformatted_20_Text"><text:s text:c="6"/>if(isdigit(INTER[i].arg1))</text:p>
      <text:p text:style-name="Preformatted_20_Text"><text:tab/>printf("\tt%c",INTER[i].arg1);</text:p>
      <text:p text:style-name="Preformatted_20_Text"><text:s text:c="6"/>else</text:p>
      <text:p text:style-name="Preformatted_20_Text"><text:tab/>printf("\t%c",INTER[i].arg1);</text:p>
      <text:p text:style-name="Preformatted_20_Text"><text:s text:c="6"/>if(isdigit(INTER[i].arg2))</text:p>
      <text:p text:style-name="Preformatted_20_Text"><text:tab/>printf("\tt%c",INTER[i].arg2);</text:p>
      <text:p text:style-name="Preformatted_20_Text"><text:s text:c="6"/>else</text:p>
      <text:p text:style-name="Preformatted_20_Text"><text:tab/>printf("\t%c",INTER[i].arg2);</text:p>
      <text:p text:style-name="Preformatted_20_Text"><text:s text:c="6"/>if(isdigit(INTER[i].result))</text:p>
      <text:p text:style-name="Preformatted_20_Text"><text:tab/>printf("\tt%c\n",INTER[i].result);</text:p>
      <text:p text:style-name="Preformatted_20_Text"><text:s text:c="6"/>else</text:p>
      <text:p text:style-name="Preformatted_20_Text"><text:tab/>printf("\t%c\n",INTER[i].result);</text:p>
      <text:p text:style-name="Preformatted_20_Text"><text:s text:c="4"/>} </text:p>
      <text:p text:style-name="Preformatted_20_Text"><text:s text:c="2"/>printf("\n");</text:p>
      <text:p text:style-name="Preformatted_20_Text">}</text:p>
      <text:p text:style-name="Preformatted_20_Text"></text:p>
      <text:p text:style-name="Preformatted_20_Text">}</text:p>
      <text:p text:style-name="Preformatted_20_Text"></text:p>
      <text:p text:style-name="Preformatted_20_Text">int ISP(char expr1)</text:p>
      <text:p text:style-name="Preformatted_20_Text">{ </text:p>
      <text:p text:style-name="Preformatted_20_Text"><text:s text:c="2"/>if(expr1=='^')</text:p>
      <text:p text:style-name="Preformatted_20_Text"><text:s text:c="4"/>return(3);</text:p>
      <text:p text:style-name="Preformatted_20_Text"><text:s text:c="2"/>if((expr1=='*')||(expr1=='/'))</text:p>
      <text:p text:style-name="Preformatted_20_Text"><text:s text:c="4"/>return(2);</text:p>
      <text:p text:style-name="Preformatted_20_Text"><text:s text:c="2"/>if((expr1=='+')||(expr1=='-'))</text:p>
      <text:p text:style-name="Preformatted_20_Text"><text:s text:c="4"/>return(1);</text:p>
      <text:p text:style-name="Preformatted_20_Text"><text:s text:c="2"/>if(expr1=='(')</text:p>
      <text:p text:style-name="Preformatted_20_Text"><text:s text:c="4"/>return(0);</text:p>
      <text:p text:style-name="Preformatted_20_Text">}</text:p>
      <text:p text:style-name="Preformatted_20_Text"></text:p>
      <text:p text:style-name="Preformatted_20_Text">int ICP(char expr1)</text:p>
      <text:p text:style-name="Preformatted_20_Text">{</text:p>
      <text:p text:style-name="Preformatted_20_Text"><text:s text:c="2"/>if(expr1=='^')</text:p>
      <text:p text:style-name="Preformatted_20_Text"><text:s text:c="4"/>return(4);</text:p>
      <text:p text:style-name="Preformatted_20_Text"><text:s text:c="2"/>if((expr1=='*')||(expr1=='/'))</text:p>
      <text:p text:style-name="Preformatted_20_Text"><text:s text:c="4"/>return(2);</text:p>
      <text:p text:style-name="Preformatted_20_Text"><text:s text:c="2"/>if((expr1=='+')||(expr1=='-'))</text:p>
      <text:p text:style-name="Preformatted_20_Text"><text:s text:c="4"/>return(1);</text:p>
      <text:p text:style-name="Preformatted_20_Text"><text:soft-page-break/><text:s text:c="2"/>if(expr1=='(')</text:p>
      <text:p text:style-name="Preformatted_20_Text"><text:s text:c="4"/>return(4);</text:p>
      <text:p text:style-name="Preformatted_20_Text">}</text:p>
      <text:p text:style-name="Preformatted_20_Text"></text:p>
      <text:p text:style-name="Preformatted_20_Text">void push(char expr1)</text:p>
      <text:p text:style-name="Preformatted_20_Text">{</text:p>
      <text:p text:style-name="Preformatted_20_Text"><text:s text:c="2"/>top++;</text:p>
      <text:p text:style-name="Preformatted_20_Text"><text:s text:c="2"/>S[top]=expr1; <text:s text:c="5"/></text:p>
      <text:p text:style-name="Preformatted_20_Text">}</text:p>
      <text:p text:style-name="Preformatted_20_Text"></text:p>
      <text:p text:style-name="Preformatted_20_Text">char pop(void)</text:p>
      <text:p text:style-name="Preformatted_20_Text">{</text:p>
      <text:p text:style-name="Preformatted_20_Text"><text:s text:c="2"/>char expr1;</text:p>
      <text:p text:style-name="Preformatted_20_Text"><text:s text:c="2"/>expr1=S[top];</text:p>
      <text:p text:style-name="Preformatted_20_Text"><text:s text:c="2"/>top--;</text:p>
      <text:p text:style-name="Preformatted_20_Text"><text:s text:c="2"/>return(expr1); <text:s text:c="3"/>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1">OUTPUT</text:p>
      <text:p text:style-name="Preformatted_20_Text">42813@user:/mnt/42813/compiler/intermediate$ ./a.out </text:p>
      <text:p text:style-name="Preformatted_20_Text">Enter number of expression</text:p>
      <text:p text:style-name="Preformatted_20_Text">2</text:p>
      <text:p text:style-name="Preformatted_20_Text"></text:p>
      <text:p text:style-name="Preformatted_20_Text"><text:s/>Enter the Infix expression : a=b+c</text:p>
      <text:p text:style-name="Preformatted_20_Text"></text:p>
      <text:p text:style-name="Preformatted_20_Text"><text:s/>The Postfix expression is :- abc+=</text:p>
      <text:p text:style-name="Preformatted_20_Text"><text:s/>Output :</text:p>
      <text:p text:style-name="Preformatted_20_Text"></text:p>
      <text:p text:style-name="Preformatted_20_Text"><text:s/>Op<text:tab/>Arg1<text:tab/>Arg2<text:tab/>Result</text:p>
      <text:p text:style-name="Preformatted_20_Text"><text:s/>--<text:tab/>----<text:tab/>----<text:tab/>------</text:p>
      <text:p text:style-name="Preformatted_20_Text"><text:s/>+<text:tab/>b<text:tab/>c<text:tab/>t0</text:p>
      <text:p text:style-name="Preformatted_20_Text"><text:s/>=<text:tab/>t0<text:tab/> <text:tab/>a</text:p>
      <text:p text:style-name="Preformatted_20_Text"></text:p>
      <text:p text:style-name="Preformatted_20_Text"></text:p>
      <text:p text:style-name="Preformatted_20_Text"><text:s/>Optimized Output :</text:p>
      <text:p text:style-name="Preformatted_20_Text"></text:p>
      <text:p text:style-name="Preformatted_20_Text"><text:s/>Op<text:tab/>Arg1<text:tab/>Arg2<text:tab/>Result</text:p>
      <text:p text:style-name="Preformatted_20_Text"><text:s/>--<text:tab/>----<text:tab/>----<text:tab/>------</text:p>
      <text:p text:style-name="Preformatted_20_Text"><text:s/>+<text:tab/>b<text:tab/>c<text:tab/>t0</text:p>
      <text:p text:style-name="Preformatted_20_Text"><text:s/>=<text:tab/>t0<text:tab/> <text:tab/>a</text:p>
      <text:p text:style-name="Preformatted_20_Text"></text:p>
      <text:p text:style-name="Preformatted_20_Text"></text:p>
      <text:p text:style-name="Preformatted_20_Text"><text:s/>Enter the Infix expression : d=(b+c)-(b+c)*t</text:p>
      <text:p text:style-name="Preformatted_20_Text"></text:p>
      <text:p text:style-name="Preformatted_20_Text"><text:s/>The Postfix expression is :- dbcbc++bc+t*-=</text:p>
      <text:p text:style-name="Preformatted_20_Text"><text:s/>Output :</text:p>
      <text:p text:style-name="Preformatted_20_Text"></text:p>
      <text:p text:style-name="Preformatted_20_Text"><text:s/>Op<text:tab/>Arg1<text:tab/>Arg2<text:tab/>Result</text:p>
      <text:p text:style-name="Preformatted_20_Text"><text:s/>--<text:tab/>----<text:tab/>----<text:tab/>------</text:p>
      <text:p text:style-name="Preformatted_20_Text"><text:s/>+<text:tab/>b<text:tab/>c<text:tab/>t0</text:p>
      <text:p text:style-name="Preformatted_20_Text"><text:s/>=<text:tab/>t0<text:tab/> <text:tab/>a</text:p>
      <text:p text:style-name="Preformatted_20_Text"><text:s/>+<text:tab/>b<text:tab/>c<text:tab/>t1</text:p>
      <text:p text:style-name="Preformatted_20_Text"><text:s/>+<text:tab/>c<text:tab/>t1<text:tab/>t2</text:p>
      <text:p text:style-name="Preformatted_20_Text"><text:s/>+<text:tab/>b<text:tab/>c<text:tab/>t3</text:p>
      <text:p text:style-name="Preformatted_20_Text"><text:s/>*<text:tab/>t3<text:tab/>t<text:tab/>t4</text:p>
      <text:p text:style-name="Preformatted_20_Text"><text:s/>-<text:tab/>t2<text:tab/>t4<text:tab/>t5</text:p>
      <text:p text:style-name="Preformatted_20_Text"><text:s/>=<text:tab/>t5<text:tab/> <text:tab/>b</text:p>
      <text:p text:style-name="Preformatted_20_Text"></text:p>
      <text:p text:style-name="Preformatted_20_Text"></text:p>
      <text:p text:style-name="Preformatted_20_Text"><text:s/>Optimized Output :</text:p>
      <text:p text:style-name="Preformatted_20_Text"></text:p>
      <text:p text:style-name="Preformatted_20_Text"><text:s/>Op<text:tab/>Arg1<text:tab/>Arg2<text:tab/>Result</text:p>
      <text:p text:style-name="Preformatted_20_Text"><text:s/>--<text:tab/>----<text:tab/>----<text:tab/>------</text:p>
      <text:p text:style-name="Preformatted_20_Text"><text:s/>+<text:tab/>b<text:tab/>c<text:tab/>t0</text:p>
      <text:p text:style-name="Preformatted_20_Text"><text:s/>=<text:tab/>t0<text:tab/> <text:tab/>a</text:p>
      <text:p text:style-name="Preformatted_20_Text"><text:s/>+<text:tab/>c<text:tab/>t0<text:tab/>t2</text:p>
      <text:p text:style-name="Preformatted_20_Text"><text:s/>*<text:tab/>t0<text:tab/>t<text:tab/>t4</text:p>
      <text:p text:style-name="Preformatted_20_Text"><text:s/>-<text:tab/>t2<text:tab/>t4<text:tab/>t5</text:p>
      <text:p text:style-name="Preformatted_20_Text"><text:s/>=<text:tab/>t5<text:tab/> <text:tab/>b</text:p>
      <text:p text:style-name="Preformatted_20_Text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25:14</dc:date>
    <dc:creator>MOHAMMED N</dc:creator>
    <meta:document-statistic meta:table-count="0" meta:image-count="0" meta:object-count="0" meta:page-count="7" meta:paragraph-count="352" meta:word-count="474" meta:character-count="5955" meta:non-whitespace-character-count="4391"/>
    <meta:generator>LibreOffice/3.5$Linux_X86_64 LibreOffice_project/350m1$Build-2</meta:generator>
  </office:meta>
</office:document-meta>
</file>